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95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fill-color="#ff6600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897cm"/>
    </style:style>
    <style:style style:name="gr6" style:family="graphic" style:parent-style-name="standard">
      <style:graphic-properties draw:stroke="none" svg:stroke-color="#000000" draw:fill="none" draw:fill-color="#ffffff" fo:min-height="1.2cm"/>
    </style:style>
    <style:style style:name="gr7" style:family="graphic" style:parent-style-name="standard">
      <style:graphic-properties draw:stroke="none" svg:stroke-color="#000000" draw:fill="none" draw:fill-color="#ffffff" fo:min-height="1.75cm"/>
    </style:style>
    <style:style style:name="gr8" style:family="graphic" style:parent-style-name="standard">
      <style:graphic-properties draw:stroke="none" draw:fill="none" fo:min-height="2.37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style:text-underline-style="solid" style:text-underline-width="auto" style:text-underline-color="font-color"/>
    </style:style>
    <style:style style:name="P5" style:family="paragraph">
      <style:paragraph-properties fo:text-align="center"/>
      <style:text-properties fo:font-size="12pt" style:text-underline-style="solid" style:text-underline-width="auto" style:text-underline-color="font-color" style:font-size-asian="12pt" style:font-size-complex="12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2" draw:layer="layout" svg:width="14cm" svg:height="2.2cm" svg:x="7.4cm" svg:y="1.4cm">
          <draw:text-box>
            <text:p text:style-name="P1"><text:span text:style-name="T1">Control FSM</text:span></text:p>
            <text:p text:style-name="P1"><text:span text:style-name="T2">Diagrama de estados</text:span></text:p>
          </draw:text-box>
        </draw:frame>
        <draw:ellipse draw:style-name="gr2" draw:text-style-name="P1" xml:id="id2" draw:id="id2" draw:layer="layout" svg:width="4.986cm" svg:height="4.35cm" svg:x="7.64cm" svg:y="6.311cm">
          <text:p text:style-name="P1"><text:span text:style-name="T3">READ</text:span></text:p>
          <text:p text:style-name="P1"/>
          <text:p text:style-name="P1"><text:span text:style-name="T4">mode_select &lt;= '0'</text:span></text:p>
          <text:p text:style-name="P1"><text:span text:style-name="T4">request_image &lt;= '0'</text:span></text:p>
          <text:p text:style-name="P1"><text:span text:style-name="T4">fifo_rx_pop &lt;= '0'</text:span></text:p>
        </draw:ellipse>
        <draw:ellipse draw:style-name="gr2" draw:text-style-name="P1" xml:id="id4" draw:id="id4" draw:layer="layout" svg:width="4.986cm" svg:height="4.35cm" svg:x="15.61cm" svg:y="6.311cm">
          <text:p text:style-name="P1"><text:span text:style-name="T3">END_WRITE</text:span></text:p>
          <text:p text:style-name="P1"/>
          <text:p text:style-name="P1"><text:span text:style-name="T4">mode_select = '1'</text:span></text:p>
          <text:p text:style-name="P1"><text:span text:style-name="T4">request_image = '0'</text:span></text:p>
          <text:p text:style-name="P1"><text:span text:style-name="T4">fifo_rx_pop = '0'</text:span></text:p>
        </draw:ellipse>
        <draw:ellipse draw:style-name="gr3" draw:text-style-name="P1" xml:id="id1" draw:id="id1" draw:layer="layout" svg:width="1.563cm" svg:height="1.45cm" svg:x="5.908cm" svg:y="2.7cm">
          <text:p text:style-name="P1">rst</text:p>
        </draw:ellipse>
        <draw:connector draw:style-name="gr4" draw:text-style-name="P1" draw:layer="layout" draw:type="curve" svg:x1="7.471cm" svg:y1="3.425cm" svg:x2="10.133cm" svg:y2="6.311cm" draw:start-shape="id1" draw:start-glue-point="1" draw:end-shape="id2" draw:end-glue-point="0" svg:d="M7471 3425c1775 0 2662 962 2662 2886">
          <text:p/>
        </draw:connector>
        <draw:connector draw:style-name="gr4" draw:text-style-name="P1" draw:layer="layout" draw:type="curve" draw:line-skew="-0.691cm" svg:x1="7.64cm" svg:y1="8.486cm" svg:x2="7.635cm" svg:y2="14.101cm" draw:start-shape="id2" draw:start-glue-point="3" draw:end-shape="id3" svg:d="M7640 8486c-1795 0-1793 5615-5 5615">
          <text:p/>
        </draw:connector>
        <draw:connector draw:style-name="gr4" draw:text-style-name="P1" draw:layer="layout" draw:type="curve" draw:line-skew="-0.26cm" svg:x1="18.103cm" svg:y1="6.311cm" svg:x2="10.133cm" svg:y2="6.311cm" draw:start-shape="id4" draw:start-glue-point="0" draw:end-shape="id2" draw:end-glue-point="0" svg:d="M18103 6311c0-1141-7970-1141-7970 0">
          <text:p/>
        </draw:connector>
        <draw:frame draw:style-name="gr5" draw:text-style-name="P3" draw:layer="layout" svg:width="5.5cm" svg:height="2.147cm" svg:x="1cm" svg:y="10.1cm">
          <draw:text-box>
            <text:p text:style-name="P3"><text:span text:style-name="T5">FIFO_RX_EMPTY = '0' and DATA_IN = x”A5”</text:span></text:p>
            <text:p text:style-name="P3"><text:span text:style-name="T5"/></text:p>
            <text:p text:style-name="P3"><text:span text:style-name="T5">fifo_rx_pop &lt;= '1'</text:span></text:p>
          </draw:text-box>
        </draw:frame>
        <draw:frame draw:style-name="gr6" draw:text-style-name="P3" draw:layer="layout" svg:width="5.135cm" svg:height="1.45cm" svg:x="11.69cm" svg:y="4.545cm">
          <draw:text-box>
            <text:p text:style-name="P3"><text:span text:style-name="T5">FIFO_TX_EMPTY = '1'</text:span></text:p>
          </draw:text-box>
        </draw:frame>
        <draw:ellipse draw:style-name="gr2" draw:text-style-name="P1" xml:id="id3" draw:id="id3" draw:layer="layout" svg:width="4.996cm" svg:height="4.348cm" svg:x="7.635cm" svg:y="11.927cm">
          <text:p text:style-name="P1"><text:span text:style-name="T3">REQUEST_IMAGE</text:span></text:p>
          <text:p text:style-name="P1"/>
          <text:p text:style-name="P1"><text:span text:style-name="T4">mode_select &lt;= '1'</text:span></text:p>
          <text:p text:style-name="P1"><text:span text:style-name="T4">request_image &lt;= '1'</text:span></text:p>
          <text:p text:style-name="P1"><text:span text:style-name="T4">fifo_rx_pop &lt;= '0'</text:span></text:p>
        </draw:ellipse>
        <draw:ellipse draw:style-name="gr2" draw:text-style-name="P1" xml:id="id5" draw:id="id5" draw:layer="layout" svg:width="4.995cm" svg:height="4.348cm" svg:x="15.605cm" svg:y="11.927cm">
          <text:p text:style-name="P1"><text:span text:style-name="T3">WAIT_FOR_IMAGE</text:span></text:p>
          <text:p text:style-name="P1"/>
          <text:p text:style-name="P1"><text:span text:style-name="T4">mode_select = '1'</text:span></text:p>
          <text:p text:style-name="P1"><text:span text:style-name="T4">request_image = '0'</text:span></text:p>
          <text:p text:style-name="P1"><text:span text:style-name="T4">fifo_rx_pop = '0'</text:span></text:p>
        </draw:ellipse>
        <draw:connector draw:style-name="gr4" draw:text-style-name="P1" draw:layer="layout" draw:type="curve" draw:line-skew="0.474cm" svg:x1="10.133cm" svg:y1="16.275cm" svg:x2="18.102cm" svg:y2="16.275cm" draw:start-shape="id3" draw:start-glue-point="2" draw:end-shape="id5" draw:end-glue-point="2" svg:d="M10133 16275c0 1462 7969 1462 7969 0">
          <text:p/>
        </draw:connector>
        <draw:connector draw:style-name="gr4" draw:text-style-name="P1" draw:layer="layout" draw:type="curve" draw:line-skew="0.948cm" svg:x1="20.6cm" svg:y1="14.101cm" svg:x2="20.596cm" svg:y2="8.486cm" draw:start-shape="id5" draw:start-glue-point="1" draw:end-shape="id4" draw:end-glue-point="1" svg:d="M20600 14101c2173 0 2175-5615-4-5615">
          <text:p/>
        </draw:connector>
        <draw:frame draw:style-name="gr7" draw:text-style-name="P3" draw:layer="layout" svg:width="6.9cm" svg:height="2cm" svg:x="20.9cm" svg:y="11cm">
          <draw:text-box>
            <text:p text:style-name="P3"><text:span text:style-name="T5">FRAME_END = '0'</text:span></text:p>
          </draw:text-box>
        </draw:frame>
        <draw:connector draw:style-name="gr4" draw:text-style-name="P4" draw:layer="layout" draw:type="curve" draw:line-skew="-1.532cm -0.034cm" svg:x1="7.64cm" svg:y1="8.486cm" svg:x2="10.133cm" svg:y2="6.311cm" draw:start-shape="id2" draw:start-glue-point="3" draw:end-shape="id2" draw:end-glue-point="0" svg:d="M7640 8486c-3049 0-2542-1356-1156-2100s3649-877 3649-75">
          <text:p/>
        </draw:connector>
        <draw:frame draw:style-name="gr8" draw:text-style-name="P5" draw:layer="layout" svg:width="5cm" svg:height="2.621cm" svg:x="1.2cm" svg:y="5cm">
          <draw:text-box>
            <text:p text:style-name="P3"><text:span text:style-name="T5">FIFO_RX_EMPTY = '0' and DATA_IN /= x”A5”</text:span></text:p>
            <text:p text:style-name="P3"><text:span text:style-name="T5"/></text:p>
            <text:p text:style-name="P3"><text:span text:style-name="T5">fifo_rx_pop &lt;= '1'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tian Diego Cobos Marcos</meta:initial-creator>
    <meta:creation-date>2025-07-01T15:55:11.21</meta:creation-date>
    <dc:date>2025-07-27T18:12:13.30</dc:date>
    <dc:creator>Christian Diego Cobos Marcos</dc:creator>
    <meta:editing-duration>PT23H20M46S</meta:editing-duration>
    <meta:editing-cycles>3</meta:editing-cycles>
    <meta:generator>OpenOffice/4.1.15$Win32 OpenOffice.org_project/4115m2$Build-9813</meta:generator>
    <meta:document-statistic meta:object-count="16"/>
  </office:meta>
</office:document-meta>
</file>